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269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table:number-columns-repeated="2"/>
          <table:table-cell office:value-type="string">
            <text:p>DDL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artyku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);&quot;;&quot;&quot;)" office:value-type="string" office:string-value="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);">
            <text:p>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);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);</text:p>
          </table:table-cell>
        </table:table-row>
        <table:table-row table:style-name="ro1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);</text:p>
          </table:table-cell>
        </table:table-row>
        <table:table-row table:style-name="ro2">
          <table:table-cell office:value-type="string">
            <text:p>Przekaż do zarządzającego</text:p>
          </table:table-cell>
          <table:table-cell office:value-type="string">
            <text:p>Przekazanie do zarządzającego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PM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);&quot;;&quot;&quot;)" office:value-type="string" office:string-value="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);">
            <text:p>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);</text:p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null,'ADD_VER',null,null,null);">
            <text:p>insert into DICTIONARIES(DICT_ID, DICTIONARY_NAME,CODE,DESCRIPTION,ATTRIBUTE1,ATTRIBUTE2,ATTRIBUTE3,ATTRIBUTE4,NUM_ATTR1,NUM_ATTR2,PARENT_CODE) values (DICTIONARY_SEQ.nextval, 'ARTICLE_STATUS','PACC','Przekazany do recenzji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TO_PRINT</text:p>
          </table:table-cell>
          <table:table-cell office:value-type="string">
            <text:p>Gotowy do wydruku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RINTED</text:p>
          </table:table-cell>
          <table:table-cell office:value-type="string">
            <text:p>Wydrukowany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_IMPR</text:p>
          </table:table-cell>
          <table:table-cell office:value-type="string">
            <text:p>Cofnięty do popraw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.02.2016</text:date>, <text:time>19:30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19:30:40.74</dc:date>
    <meta:editing-duration>PT2H17M23S</meta:editing-duration>
    <meta:editing-cycles>11</meta:editing-cycles>
    <meta:generator>OpenOffice/4.1.2$Win32 OpenOffice.org_project/412m3$Build-9782</meta:generator>
    <meta:document-statistic meta:table-count="3" meta:cell-count="1717" meta:object-count="0"/>
  </office:meta>
</office:document-meta>
</file>